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, monospace"/>
    <style:font-face style:name="source-code-pro" svg:font-family="source-code-pro, 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bc1e3" officeooo:paragraph-rsid="000bc1e3" style:font-weight-asian="bold" style:font-weight-complex="bold"/>
    </style:style>
    <style:style style:name="P2" style:family="paragraph" style:parent-style-name="Standard">
      <style:text-properties fo:font-weight="bold" officeooo:rsid="0010fd16" officeooo:paragraph-rsid="0010fd16" style:font-weight-asian="bold" style:font-weight-complex="bold"/>
    </style:style>
    <style:style style:name="P3" style:family="paragraph" style:parent-style-name="Standard">
      <style:text-properties fo:font-weight="normal" officeooo:rsid="000d31c3" officeooo:paragraph-rsid="000d31c3" style:font-weight-asian="normal" style:font-weight-complex="normal"/>
    </style:style>
    <style:style style:name="P4" style:family="paragraph" style:parent-style-name="Standard">
      <style:text-properties fo:font-weight="normal" officeooo:rsid="000db739" officeooo:paragraph-rsid="000db739" style:font-weight-asian="normal" style:font-weight-complex="normal"/>
    </style:style>
    <style:style style:name="P5" style:family="paragraph" style:parent-style-name="Standard">
      <style:text-properties fo:font-weight="normal" officeooo:rsid="000f6367" officeooo:paragraph-rsid="000f6367" style:font-weight-asian="normal" style:font-weight-complex="normal"/>
    </style:style>
    <style:style style:name="P6" style:family="paragraph" style:parent-style-name="Standard">
      <style:text-properties fo:font-variant="normal" fo:text-transform="none" fo:color="#222222" style:font-name="monospace" fo:font-size="12pt" fo:letter-spacing="normal" fo:font-style="normal" fo:font-weight="normal" officeooo:rsid="000f6367" officeooo:paragraph-rsid="000f6367" style:font-weight-asian="normal" style:font-weight-complex="normal"/>
    </style:style>
    <style:style style:name="P7" style:family="paragraph" style:parent-style-name="Standard">
      <style:text-properties fo:font-variant="normal" fo:text-transform="none" fo:color="#222222" style:font-name="monospace" fo:font-size="12pt" fo:letter-spacing="normal" fo:font-style="normal" fo:font-weight="normal" officeooo:rsid="00122c33" officeooo:paragraph-rsid="00122c33" style:font-weight-asian="normal" style:font-weight-complex="normal"/>
    </style:style>
    <style:style style:name="P8" style:family="paragraph" style:parent-style-name="Standard">
      <style:text-properties officeooo:paragraph-rsid="000f6367"/>
    </style:style>
    <style:style style:name="P9" style:family="paragraph" style:parent-style-name="Standard">
      <style:paragraph-properties fo:text-align="end" style:justify-single-word="false"/>
      <style:text-properties officeooo:paragraph-rsid="000f6367"/>
    </style:style>
    <style:style style:name="P10" style:family="paragraph" style:parent-style-name="Standard">
      <style:text-properties officeooo:rsid="00103700" officeooo:paragraph-rsid="00103700"/>
    </style:style>
    <style:style style:name="P11" style:family="paragraph" style:parent-style-name="Standard">
      <style:text-properties officeooo:rsid="0012122f" officeooo:paragraph-rsid="0012122f"/>
    </style:style>
    <style:style style:name="P12" style:family="paragraph" style:parent-style-name="Standard">
      <style:text-properties officeooo:paragraph-rsid="0012122f"/>
    </style:style>
    <style:style style:name="P13" style:family="paragraph" style:parent-style-name="Standard">
      <style:text-properties officeooo:rsid="00122c33" officeooo:paragraph-rsid="00122c33"/>
    </style:style>
    <style:style style:name="P14" style:family="paragraph" style:parent-style-name="Standard">
      <style:text-properties officeooo:rsid="0013848d" officeooo:paragraph-rsid="0013848d"/>
    </style:style>
    <style:style style:name="P15" style:family="paragraph" style:parent-style-name="Standard">
      <style:text-properties officeooo:rsid="0013d5b5" officeooo:paragraph-rsid="0013d5b5"/>
    </style:style>
    <style:style style:name="P16" style:family="paragraph" style:parent-style-name="Preformatted_20_Text">
      <style:text-properties fo:font-variant="normal" fo:text-transform="none" fo:color="#222222" style:font-name="monospace" fo:font-size="12pt" fo:letter-spacing="normal" fo:font-style="normal" fo:font-weight="normal" officeooo:rsid="000db739" officeooo:paragraph-rsid="000db739" style:font-weight-asian="normal" style:font-weight-complex="normal"/>
    </style:style>
    <style:style style:name="P17" style:family="paragraph" style:parent-style-name="Preformatted_20_Text">
      <style:paragraph-properties fo:margin-top="0in" fo:margin-bottom="0.1965in" loext:contextual-spacing="false" fo:orphans="2" fo:widows="2" fo:padding="0.052in" fo:border="0.06pt solid #cccccc"/>
      <style:text-properties fo:font-weight="normal"/>
    </style:style>
    <style:style style:name="P18" style:family="paragraph" style:parent-style-name="Preformatted_20_Text">
      <style:paragraph-properties fo:orphans="2" fo:widows="2" fo:padding="0.052in" fo:border="0.06pt solid #cccccc"/>
      <style:text-properties fo:font-variant="normal" fo:text-transform="none" fo:color="#222222" style:font-name="monospace" fo:font-size="12pt" fo:letter-spacing="normal" fo:font-style="normal" fo:font-weight="normal"/>
    </style:style>
    <style:style style:name="T1" style:family="text">
      <style:text-properties fo:font-variant="normal" fo:text-transform="none" fo:color="#222222" style:font-name="monospace" fo:font-size="12pt" fo:letter-spacing="normal" fo:font-style="normal"/>
    </style:style>
    <style:style style:name="T2" style:family="text">
      <style:text-properties fo:font-variant="normal" fo:text-transform="none" fo:color="#222222" style:font-name="monospace" fo:font-size="12pt" fo:letter-spacing="normal" fo:font-style="normal" fo:font-weight="normal" style:font-weight-asian="normal" style:font-weight-complex="normal"/>
    </style:style>
    <style:style style:name="T3" style:family="text">
      <style:text-properties fo:font-variant="normal" fo:text-transform="none" fo:color="#222222" style:font-name="monospace" fo:font-size="12pt" fo:letter-spacing="normal" fo:font-style="normal" fo:font-weight="normal" officeooo:rsid="000f6367" style:font-weight-asian="normal" style:font-weight-complex="normal"/>
    </style:style>
    <style:style style:name="T4" style:family="text">
      <style:text-properties fo:font-variant="normal" fo:text-transform="none" fo:color="#090910" style:font-name="source-code-pro" fo:font-size="12pt" fo:letter-spacing="normal" fo:font-style="normal" fo:font-weight="bold"/>
    </style:style>
    <style:style style:name="T5" style:family="text">
      <style:text-properties officeooo:rsid="0012122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RAND NEW LARAVEL PROJECT IN LARAVEL 6</text:p>
      <text:p text:style-name="P1"/>
      <text:p text:style-name="P1">Basics : laravel was created by Taylor Otwell for web development following the model-view-controller(MVC) architectural pattern</text:p>
      <text:p text:style-name="P1"/>
      <text:p text:style-name="P1">Requirements:</text:p>
      <text:p text:style-name="P2">xampp,linux,php7</text:p>
      <text:p text:style-name="P2"/>
      <text:p text:style-name="P1">Installation:</text:p>
      <text:p text:style-name="P3">First we shall download composer to our current directory using the following commands</text:p>
      <text:p text:style-name="P4">##</text:p>
      <text:p text:style-name="P16">php -r "copy('https://getcomposer.org/installer', 'composer-setup.php');"</text:p>
      <text:p text:style-name="P18">php -r "if (hash_file('sha384', 'composer-setup.php') === 'e0012edf3e80b6978849f5eff0d4b4e4c79ff1609dd1e613307e16318854d24ae64f26d17af3ef0bf7cfb710ca74755a') { echo 'Installer verified'; } else { echo 'Installer corrupt'; unlink('composer-setup.php'); } echo PHP_EOL;"</text:p>
      <text:p text:style-name="P18">php composer-setup.php</text:p>
      <text:p text:style-name="P17"><text:span text:style-name="T1">php -r "unlink('composer-setup.php');"</text:span></text:p>
      <text:p text:style-name="P4">##</text:p>
      <text:p text:style-name="P4">or by simply visiting : getcomposer.org/download</text:p>
      <text:p text:style-name="P4"/>
      <text:p text:style-name="P5">Next step is to enable composer globally</text:p>
      <text:p text:style-name="P6">php composer-setup.php –install-dir=bin –filename=composer</text:p>
      <text:p text:style-name="P6">mv composer.phar /usr/local/bin/composer</text:p>
      <text:p text:style-name="P6"/>
      <text:p text:style-name="P6">as for windows, </text:p>
      <text:p text:style-name="P6">Download and install composer exe</text:p>
      <text:p text:style-name="P6"><text:a xlink:type="simple" xlink:href="https://getcomposer.org/Composer-Setup.exe" text:style-name="Internet_20_link" text:visited-style-name="Visited_20_Internet_20_Link">https://getcomposer.org/Composer-Setup.exe</text:a></text:p>
      <text:p text:style-name="P6"/>
      <text:p text:style-name="P6">Next is to download laravel using composer</text:p>
      <text:p text:style-name="P7">composer global about</text:p>
      <text:p text:style-name="P6">composer global require “laravel/installer”</text:p>
      <text:p text:style-name="P8"><text:span text:style-name="T3">for further information, visit the </text:span><text:a xlink:type="simple" xlink:href="https://laravel.com/docs/7.x" text:style-name="Internet_20_link" text:visited-style-name="Visited_20_Internet_20_Link">https://laravel.com/docs/7.x</text:a></text:p>
      <text:p text:style-name="P8"/>
      <text:p text:style-name="P10">After download is complete, create new project in laravel</text:p>
      <text:p text:style-name="P11">using laravel new TasksToDo</text:p>
      <text:p text:style-name="P12"><text:span text:style-name="T5">or </text:span><text:span text:style-name="Source_20_Text"><text:span text:style-name="T4">composer create-project --prefer-dist laravel/laravel blog</text:span></text:span></text:p>
      <text:p text:style-name="P11"/>
      <text:p text:style-name="P13">but before, enable permissions to your path so laravel can access these paths</text:p>
      <text:p text:style-name="P14">at laravel’s root, chmod 775 /storage and chmod 775 /bootstrap/cache</text:p>
      <text:p text:style-name="P14"/>
      <text:p text:style-name="P14">also to make your user sessions and other encrypted data secure generate key like so</text:p>
      <text:p text:style-name="P14">php artisan key:generate and check .env file</text:p>
      <text:p text:style-name="P14"/>
      <text:p text:style-name="P15">otherwise rename your .env.example file to .env</text:p>
      <text:p text:style-name="P11"/>
      <text:p text:style-name="P11">then to check if all is successful, start the local development server</text:p>
      <text:p text:style-name="P11">php artisan serve –port <text:span text:style-name="T3">= </text:span><text:span text:style-name="T2">8000</text:span></text:p>
      <text:p text:style-name="P11"><text:soft-page-break/><text:span text:style-name="T2"/></text:p>
      <text:p text:style-name="P15"><text:span text:style-name="T2">Once done, App is where your application lives<text:line-break/>Config : Contains all your app config files<text:line-break/>Database : Database migrations and seeds</text:span></text:p>
      <text:p text:style-name="P15"><text:span text:style-name="T2">Public : Contains your database migrations and seeds</text:span></text:p>
      <text:p text:style-name="P15"><text:span text:style-name="T2">Resources : Contains views, assets</text:span></text:p>
      <text:p text:style-name="P15"><text:span text:style-name="T2">Storage : Contains compiled blade templates</text:span></text:p>
      <text:p text:style-name="P11"><text:span text:style-name="T2"/></text:p>
      <text:p text:style-name="P13"><text:span text:style-name="T2"/>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, monospace"/>
    <style:font-face style:name="source-code-pro" svg:font-family="source-code-pro, 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5T10:31:40.169062278</meta:creation-date>
    <dc:date>2020-05-15T11:38:04.711797014</dc:date>
    <meta:editing-duration>PT25M59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2" meta:paragraph-count="37" meta:word-count="251" meta:character-count="1970" meta:non-whitespace-character-count="1756"/>
  </office:meta>
</office:document-meta>
</file>